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DecodeParam.decode16BitsTo8Bits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ecodeParam.setJPEGDecompressYCbCrToRGB( boolean convertJPEGYCbCrToRG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ecodeParam.decodeSigned16BitsTo8Bits( shor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ecodeParam.setDecodePaletteAsShorts( boolean decodePaletteAsSh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ecodeParam.getJPEGDecompressYCbCrToRG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ecodeParam.getDecodePaletteAsSh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ecodeParam.getIF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DecodeParam.TIFFDecod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FFDecodeParam.setIFDOffset( long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